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2023-06-15 15:00:00</text:p>
          </table:table-cell>
          <table:table-cell office:value-type="float" office:value="8.837" calcext:value-type="float">
            <text:p>8.837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IM_00385</text:p>
          </table:table-cell>
        </table:table-row>
        <table:table-row table:style-name="ro1">
          <table:table-cell table:style-name="ce1" office:value-type="string" calcext:value-type="string">
            <text:p>2023-06-04 16:00:00</text:p>
          </table:table-cell>
          <table:table-cell office:value-type="float" office:value="8.839" calcext:value-type="float">
            <text:p>8.839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IM_00122</text:p>
          </table:table-cell>
        </table:table-row>
        <table:table-row table:style-name="ro1">
          <table:table-cell table:style-name="ce1" office:value-type="string" calcext:value-type="string">
            <text:p>2023-06-15 19:00:00</text:p>
          </table:table-cell>
          <table:table-cell office:value-type="float" office:value="7.837" calcext:value-type="float">
            <text:p>7.837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M_00389</text:p>
          </table:table-cell>
        </table:table-row>
        <table:table-row table:style-name="ro1">
          <table:table-cell table:style-name="ce1" office:value-type="string" calcext:value-type="string">
            <text:p>2023-06-03 14:00:00</text:p>
          </table:table-cell>
          <table:table-cell office:value-type="float" office:value="7.847" calcext:value-type="float">
            <text:p>7.847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M_00096</text:p>
          </table:table-cell>
        </table:table-row>
        <table:table-row table:style-name="ro1">
          <table:table-cell table:style-name="ce1" office:value-type="string" calcext:value-type="string">
            <text:p>2023-06-15 21:00:00</text:p>
          </table:table-cell>
          <table:table-cell office:value-type="float" office:value="7.246" calcext:value-type="float">
            <text:p>7.246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IM_00391</text:p>
          </table:table-cell>
        </table:table-row>
        <table:table-row table:style-name="ro1">
          <table:table-cell table:style-name="ce1" office:value-type="string" calcext:value-type="string">
            <text:p>2023-06-03 00:00:00</text:p>
          </table:table-cell>
          <table:table-cell office:value-type="float" office:value="7.242" calcext:value-type="float">
            <text:p>7.24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IM_00082</text:p>
          </table:table-cell>
        </table:table-row>
        <table:table-row table:style-name="ro1">
          <table:table-cell table:style-name="ce1" office:value-type="string" calcext:value-type="string">
            <text:p>2023-06-15 22:00:00</text:p>
          </table:table-cell>
          <table:table-cell office:value-type="float" office:value="6.975" calcext:value-type="float">
            <text:p>6.97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IM_00392</text:p>
          </table:table-cell>
        </table:table-row>
        <table:table-row table:style-name="ro1">
          <table:table-cell table:style-name="ce1" office:value-type="string" calcext:value-type="string">
            <text:p>2023-06-02 16:00:00</text:p>
          </table:table-cell>
          <table:table-cell office:value-type="float" office:value="6.969" calcext:value-type="float">
            <text:p>6.969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IM_00074</text:p>
          </table:table-cell>
        </table:table-row>
        <table:table-row table:style-name="ro1">
          <table:table-cell table:style-name="ce1" office:value-type="string" calcext:value-type="string">
            <text:p>2023-06-15 23:00:00</text:p>
          </table:table-cell>
          <table:table-cell office:value-type="float" office:value="6.674" calcext:value-type="float">
            <text:p>6.67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M_00393</text:p>
          </table:table-cell>
        </table:table-row>
        <table:table-row table:style-name="ro1">
          <table:table-cell table:style-name="ce1" office:value-type="string" calcext:value-type="string">
            <text:p>2023-06-02 09:00:00</text:p>
          </table:table-cell>
          <table:table-cell office:value-type="float" office:value="6.678" calcext:value-type="float">
            <text:p>6.6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M_00067</text:p>
          </table:table-cell>
        </table:table-row>
        <table:table-row table:style-name="ro1">
          <table:table-cell table:style-name="ce1" office:value-type="string" calcext:value-type="string">
            <text:p>2023-06-16 00:00:00</text:p>
          </table:table-cell>
          <table:table-cell office:value-type="float" office:value="6.321" calcext:value-type="float">
            <text:p>6.32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IM_00394</text:p>
          </table:table-cell>
        </table:table-row>
        <table:table-row table:style-name="ro1">
          <table:table-cell table:style-name="ce1" office:value-type="string" calcext:value-type="string">
            <text:p>2023-06-01 20:00:00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IM_00054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8:15:01.551000000</meta:creation-date>
    <dc:date>2023-12-06T18:29:54.112000000</dc:date>
    <meta:editing-duration>PT14M52S</meta:editing-duration>
    <meta:editing-cycles>1</meta:editing-cycles>
    <meta:document-statistic meta:table-count="1" meta:cell-count="48" meta:object-count="0"/>
    <meta:generator>LibreOffice/7.4.2.3$Windows_X86_64 LibreOffice_project/382eef1f22670f7f4118c8c2dd222ec7ad009daf</meta:generator>
  </office:meta>
</office:document-meta>
</file>